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markedcontent" style:family="text">
      <style:text-properties style:font-name="Arial" style:font-name-complex="Arial" fo:font-weight="bold" style:font-weight-asian="bold" style:font-weight-complex="bold" fo:font-size="17.5pt" style:font-size-asian="17.5pt" style:font-size-complex="17.5pt" fo:background-color="#FFFFFF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list-style-name="LFO2" style:family="paragraph"/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ListParagraph" style:list-style-name="LFO2" style:family="paragraph"/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T20" style:parent-style-name="markedcontent" style:family="text">
      <style:text-properties style:font-name-complex="Arial" fo:background-color="#FFFFFF"/>
    </style:style>
    <style:style style:name="T21" style:parent-style-name="DefaultParagraphFont" style:family="text">
      <style:text-properties style:font-name-complex="Arial" fo:background-color="#FFFFFF"/>
    </style:style>
    <style:style style:name="T22" style:parent-style-name="markedcontent" style:family="text">
      <style:text-properties style:font-name-complex="Arial" fo:background-color="#FFFFFF"/>
    </style:style>
    <style:style style:name="T23" style:parent-style-name="DefaultParagraphFont" style:family="text">
      <style:text-properties style:font-name-complex="Arial" fo:background-color="#FFFFFF"/>
    </style:style>
    <style:style style:name="T24" style:parent-style-name="markedcontent" style:family="text">
      <style:text-properties style:font-name-complex="Arial" fo:background-color="#FFFFFF"/>
    </style:style>
    <style:style style:name="T25" style:parent-style-name="DefaultParagraphFont" style:family="text">
      <style:text-properties style:font-name-complex="Arial" fo:background-color="#FFFFFF"/>
    </style:style>
    <style:style style:name="T26" style:parent-style-name="markedcontent" style:family="text">
      <style:text-properties style:font-name-complex="Arial" fo:background-color="#FFFFFF"/>
    </style:style>
    <style:style style:name="T27" style:parent-style-name="DefaultParagraphFont" style:family="text">
      <style:text-properties style:font-name-complex="Arial" fo:background-color="#FFFFFF"/>
    </style:style>
    <style:style style:name="T28" style:parent-style-name="markedcontent" style:family="text">
      <style:text-properties style:font-name-complex="Arial" fo:background-color="#FFFFFF"/>
    </style:style>
    <style:style style:name="P29" style:parent-style-name="ListParagraph" style:list-style-name="LFO2" style:family="paragraph"/>
    <style:style style:name="T30" style:parent-style-name="markedcontent" style:family="text">
      <style:text-properties style:font-name-complex="Arial" fo:background-color="#FFFFFF"/>
    </style:style>
    <style:style style:name="T31" style:parent-style-name="DefaultParagraphFont" style:family="text">
      <style:text-properties style:font-name-complex="Arial" fo:background-color="#FFFFFF"/>
    </style:style>
    <style:style style:name="T32" style:parent-style-name="markedcontent" style:family="text">
      <style:text-properties style:font-name="Cambria Math" style:font-name-complex="Cambria Math" fo:background-color="#FFFFFF"/>
    </style:style>
    <style:style style:name="T33" style:parent-style-name="markedcontent" style:family="text">
      <style:text-properties style:font-name-complex="Arial" fo:background-color="#FFFFFF"/>
    </style:style>
    <style:style style:name="T34" style:parent-style-name="DefaultParagraphFont" style:family="text">
      <style:text-properties style:font-name-complex="Arial" fo:background-color="#FFFFFF"/>
    </style:style>
    <style:style style:name="T35" style:parent-style-name="markedcontent" style:family="text">
      <style:text-properties style:font-name-complex="Arial" fo:background-color="#FFFFFF"/>
    </style:style>
    <style:style style:name="P36" style:parent-style-name="ListParagraph" style:list-style-name="LFO2" style:family="paragraph"/>
    <style:style style:name="T37" style:parent-style-name="markedcontent" style:family="text">
      <style:text-properties style:font-name-complex="Arial" fo:background-color="#FFFFFF"/>
    </style:style>
    <style:style style:name="P38" style:parent-style-name="ListParagraph" style:list-style-name="LFO2" style:family="paragraph"/>
    <style:style style:name="T39" style:parent-style-name="markedcontent" style:family="text">
      <style:text-properties style:font-name-complex="Arial" fo:background-color="#FFFFFF"/>
    </style:style>
    <style:style style:name="T40" style:parent-style-name="DefaultParagraphFont" style:family="text">
      <style:text-properties style:font-name-complex="Arial" fo:background-color="#FFFFFF"/>
    </style:style>
    <style:style style:name="T41" style:parent-style-name="markedcontent" style:family="text">
      <style:text-properties style:font-name-complex="Arial" fo:background-color="#FFFFFF"/>
    </style:style>
    <style:style style:name="T42" style:parent-style-name="DefaultParagraphFont" style:family="text">
      <style:text-properties style:font-name-complex="Arial" fo:background-color="#FFFFFF"/>
    </style:style>
    <style:style style:name="T43" style:parent-style-name="markedcontent" style:family="text">
      <style:text-properties style:font-name-complex="Arial" fo:background-color="#FFFFFF"/>
    </style:style>
    <style:style style:name="T44" style:parent-style-name="DefaultParagraphFont" style:family="text">
      <style:text-properties style:font-name-complex="Arial" fo:background-color="#FFFFFF"/>
    </style:style>
    <style:style style:name="T45" style:parent-style-name="markedcontent" style:family="text">
      <style:text-properties style:font-name-complex="Arial" fo:background-color="#FFFFFF"/>
    </style:style>
    <style:style style:name="T46" style:parent-style-name="DefaultParagraphFont" style:family="text">
      <style:text-properties style:font-name-complex="Arial" fo:background-color="#FFFFFF"/>
    </style:style>
    <style:style style:name="T47" style:parent-style-name="markedcontent" style:family="text">
      <style:text-properties style:font-name-complex="Arial" fo:background-color="#FFFFFF"/>
    </style:style>
    <style:style style:name="P48" style:parent-style-name="ListParagraph" style:list-style-name="LFO2" style:family="paragraph"/>
  </office:automatic-styles>
  <office:body>
    <office:text text:use-soft-page-breaks="true">
      <text:p text:style-name="P1"><text:span text:style-name="T2">Ex2A_ThinkingCritically.txt</text:span></text:p>
      <text:list text:style-name="LFO1" text:continue-numbering="true">
        <text:list-item>
          <text:p text:style-name="P3">Before doing any other investigation, list two or three questions that this infographic<text:line-break/>and explanation of methodology<text:s/>raises<text:s/>in your mind.</text:p>
        </text:list-item>
      </text:list>
      <text:p text:style-name="ListParagraph"/>
      <text:list text:style-name="LFO2" text:continue-numbering="true">
        <text:list-item>
          <text:p text:style-name="P4">What season was this survey or gathered information?<text:s/></text:p>
        </text:list-item>
        <text:list-item>
          <text:p text:style-name="P5">Was there a specific age range or group used for the survey?<text:s/></text:p>
        </text:list-item>
      </text:list>
      <text:p text:style-name="P6"><text:line-break/>2. Where can you find Google Trends search data? Provide the URL.</text:p>
      <text:list text:style-name="LFO2" text:continue-numbering="true">
        <text:list-item>
          <text:p text:style-name="P7"><text:a xlink:href="file:///C:/Users/victoriaordonez/Documents/week-01/Google%20Trend%20Milkshake%20vs%20Hamburger" office:target-frame-name="_top" xlink:show="replace"><text:span text:style-name="Hyperlink">Explore - Google Trends</text:span></text:a></text:p>
        </text:list-item>
      </text:list>
      <text:p text:style-name="P8"><text:line-break/>3. The article concluded that “milkshakes take the crown as the ultimate breakup food,<text:line-break/>topping the list in six states.” Pull up Google Trends data on Milkshake (beverage) and<text:line-break/>change the date range to February 1, 2024, through February 28, 2025.</text:p>
      <text:p text:style-name="P9"><text:line-break/>a) What is the highest peak recorded in the line chart for “Interest over time”?</text:p>
      <text:list text:style-name="LFO2" text:continue-numbering="true">
        <text:list-item>
          <text:p text:style-name="P10">The highest peak record was at 94 and this was from 01/31/2025-02/28/2025<text:s/></text:p>
        </text:list-item>
      </text:list>
      <text:p text:style-name="Normal"><text:s text:c="7"/>b) What is the lowest dip recorded?</text:p>
      <text:p text:style-name="P11">- <text:s text:c="5"/>The lowest dip documented was at 64 and this was recorded from 11/30/2025-12/31/2025<text:s/></text:p>
      <text:p text:style-name="P12"/>
      <text:p text:style-name="Normal">4. At the top next to the box for “Milkshake,” there is a plus sign to add another search<text:line-break/>term. Click the plus sign to add a search for Hamburger (Food).</text:p>
      <text:p text:style-name="Normal"><text:line-break/>a) What is the highest peak recorded for searches using Hamburger? What is the<text:line-break/>lowest dip?</text:p>
      <text:list text:style-name="LFO2" text:continue-numbering="true">
        <text:list-item>
          <text:p text:style-name="P13">Highest peak recorded for Hamburger starts 04/30/2024-05-31/2024 at 100</text:p>
        </text:list-item>
      </text:list>
      <text:p text:style-name="Normal"><text:line-break/>b) What happened to the line for Milkshake? What do the high and low look like now?</text:p>
      <text:list text:style-name="LFO2" text:continue-numbering="true">
        <text:list-item>
          <text:p text:style-name="P14">The interest in milkshake compared to hamburger had a huge impact bringing the average interest down</text:p>
        </text:list-item>
      </text:list>
      <text:soft-page-break/>
      <text:p text:style-name="Normal"><text:line-break/>5. Why did the line for Milkshake change? Hint: Click on the icon next to “Interest<text:line-break/>over time” for more information about how trend results are displayed.</text:p>
      <text:list text:style-name="LFO2" text:continue-numbering="true">
        <text:list-item>
          <text:p text:style-name="P15">The line changed because there were more searches specifically for hamburger compared to milkshakes<text:s/></text:p>
        </text:list-item>
      </text:list>
      <text:p text:style-name="Normal"><text:line-break/>6. Add a third term to your search, this time for Breakup (Topic).</text:p>
      <text:p text:style-name="Normal"><text:line-break/>a) Do you see any patterns that suggest a relationship between searches for Breakup<text:line-break/>and Hamburger?</text:p>
      <text:list text:style-name="LFO2" text:continue-numbering="true">
        <text:list-item>
          <text:p text:style-name="P16">Not specifically seeing any patterns that suggest or correlate with each of the topics<text:s/></text:p>
        </text:list-item>
      </text:list>
      <text:p text:style-name="Normal">b) How about between Breakup and Milkshake?</text:p>
      <text:p text:style-name="ListParagraph">- Looks like the overall search for milkshake is higher but the pattern for break up closely follows along<text:s/></text:p>
      <text:p text:style-name="Normal"><text:line-break/>7. What does all of this suggest about the reliability of the conclusions reached in the<text:line-break/>article?</text:p>
      <text:list text:style-name="LFO2" text:continue-numbering="true">
        <text:list-item>
          <text:p text:style-name="P17">Not all information is reliable it could just be in reference to this specific group that was surveyed<text:s/></text:p>
        </text:list-item>
      </text:list>
      <text:p text:style-name="Normal"/>
      <text:p text:style-name="Normal"/>
      <text:p text:style-name="Normal"><text:line-break/>8. At the upper right of Google Trends, click on the link for “Back to Classic Explore.”<text:line-break/>Notice that this view includes a section for “Compared breakdown by subregion.”</text:p>
      <text:p text:style-name="Normal"><text:line-break/>a) What was the top state by interest for Milkshake?</text:p>
      <text:list text:style-name="LFO2" text:continue-numbering="true">
        <text:list-item>
          <text:p text:style-name="P18">Delaware</text:p>
        </text:list-item>
      </text:list>
      <text:p text:style-name="Normal"><text:line-break/>b) What was the top state by interest for Hamburger?</text:p>
      <text:list text:style-name="LFO2" text:continue-numbering="true">
        <text:list-item>
          <text:p text:style-name="P19">South Dakota<text:s/></text:p>
        </text:list-item>
      </text:list>
      <text:soft-page-break/>
      <text:p text:style-name="Normal"><text:span text:style-name="T20">10. OPTIONAL: Spend a little more time exploring Google Trends results for other</text:span><text:span text:style-name="T21"><text:line-break/></text:span><text:span text:style-name="T22">“breakup foods” listed in the article. Some more food for thought:</text:span></text:p>
      <text:p text:style-name="Normal"><text:span text:style-name="T23"><text:line-break/></text:span><text:span text:style-name="T24">a) What are the differences you notice between searching for between searching for a</text:span><text:span text:style-name="T25"><text:line-break/></text:span><text:span text:style-name="T26">term as a “search term” versus as a categorical term? What thoughts does this</text:span><text:span text:style-name="T27"><text:line-break/></text:span><text:span text:style-name="T28">raise in your mind about working with Google Trends data?</text:span></text:p>
      <text:list text:style-name="LFO2" text:continue-numbering="true">
        <text:list-item>
          <text:p text:style-name="P29"><text:span text:style-name="T30">You would need to make sure you’re selecting the same type of specific terms or categories to really get a clear analysis of information<text:s/></text:span></text:p>
        </text:list-item>
      </text:list>
      <text:p text:style-name="Normal"><text:span text:style-name="T31"><text:line-break/></text:span><text:span text:style-name="T32">∗</text:span><text:span text:style-name="T33"><text:s/>For example, compare “Milkshake (beverage)” to “Milkshake (search term)”,</text:span><text:span text:style-name="T34"><text:line-break/></text:span><text:span text:style-name="T35">then compare “Hamburger (Food)” to “Burger (search term)”</text:span></text:p>
      <text:list text:style-name="LFO2" text:continue-numbering="true">
        <text:list-item>
          <text:p text:style-name="P36"><text:span text:style-name="T37">Milkshake as a beverage has a higher search result compared to milkshake being the search term<text:s/></text:span></text:p>
        </text:list-item>
        <text:list-item>
          <text:p text:style-name="P38"><text:span text:style-name="T39">The opposite happened for burger where the search term was higher than hamburger the food search</text:span></text:p>
        </text:list-item>
      </text:list>
      <text:p text:style-name="Normal"><text:span text:style-name="T40"><text:line-break/></text:span><text:span text:style-name="T41">a) Try comparing “Hamburger (Food)” to some search terms oriented toward pop</text:span><text:span text:style-name="T42"><text:line-break/></text:span><text:span text:style-name="T43">culture or current events. For instance, you might compare to “football” or</text:span><text:span text:style-name="T44"><text:line-break/></text:span><text:span text:style-name="T45">“Olympics.” What do you notice? What do you think other patterns in search</text:span><text:span text:style-name="T46"><text:line-break/></text:span><text:span text:style-name="T47">behavior might represent?</text:span></text:p>
      <text:list text:style-name="LFO2" text:continue-numbering="true">
        <text:list-item>
          <text:p text:style-name="P48">When searching the term Olympic games specifically during late July to early august there is a huge spike in that search but everything else is significantly decreas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arkedcontent" style:display-name="markedconten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ndara" style:font-name-asian="Times New Roman" style:font-name-complex="Times New Roman" fo:font-weight="bold" style:font-weight-asian="bold" fo:font-style="normal" style:font-style-asian="normal" fo:color="#000000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ia ordonez</meta:initial-creator>
    <dc:creator>victoria ordonez</dc:creator>
    <meta:creation-date>2026-04-07T17:16:00Z</meta:creation-date>
    <dc:date>2026-04-07T17:16:00Z</dc:date>
    <meta:template xlink:href="Normal" xlink:type="simple"/>
    <meta:editing-cycles>2</meta:editing-cycles>
    <meta:editing-duration>PT240S</meta:editing-duration>
    <meta:document-statistic meta:page-count="3" meta:paragraph-count="39" meta:word-count="647" meta:character-count="3910" meta:row-count="94" meta:non-whitespace-character-count="3302"/>
  </office:meta>
</office:document-meta>
</file>